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Miriam Mono CLM" svg:font-family="'Miriam Mono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8.5cm" style:rel-column-width="32767*"/>
    </style:style>
    <style:style style:name="Tabela1.1" style:family="table-row">
      <style:table-row-properties fo:background-color="#666666">
        <style:background-image/>
      </style:table-row-properties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8.5cm" style:rel-column-width="32767*"/>
    </style:style>
    <style:style style:name="Tabela2.1" style:family="table-row">
      <style:table-row-properties fo:background-color="#666666">
        <style:background-image/>
      </style:table-row-properties>
    </style:style>
    <style:style style:name="Tabela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transparent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2.196cm"/>
    </style:style>
    <style:style style:name="Tabela3.B" style:family="table-column">
      <style:table-column-properties style:column-width="14.817cm"/>
    </style:style>
    <style:style style:name="Tabela3.1" style:family="table-row">
      <style:table-row-properties style:min-row-height="3.81cm" fo:background-color="#b2b2b2">
        <style:background-image/>
      </style:table-row-properties>
    </style:style>
    <style:style style:name="Tabela3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b2b2b2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Segoe UI" fo:font-weight="bold" officeooo:rsid="000b37fa" officeooo:paragraph-rsid="000b37fa" style:font-weight-asian="bold" style:font-weight-complex="bold"/>
    </style:style>
    <style:style style:name="P2" style:family="paragraph" style:parent-style-name="Standard">
      <style:text-properties style:font-name="Segoe UI" fo:font-weight="normal" officeooo:rsid="000b37fa" officeooo:paragraph-rsid="000b37fa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Segoe UI" fo:font-size="20pt" fo:font-weight="bold" officeooo:rsid="000b37fa" officeooo:paragraph-rsid="000b37fa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Segoe UI" fo:font-size="20pt" fo:font-weight="bold" officeooo:rsid="000e9f0c" officeooo:paragraph-rsid="000e9f0c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Segoe UI" fo:font-size="20pt" fo:font-weight="normal" officeooo:rsid="000e9f0c" officeooo:paragraph-rsid="000ff6ca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Segoe UI" fo:font-size="12pt" fo:font-weight="bold" officeooo:rsid="000b37fa" officeooo:paragraph-rsid="000b37f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Segoe UI" fo:font-size="12pt" fo:font-weight="bold" officeooo:rsid="000ca8ea" officeooo:paragraph-rsid="000ca8ea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Segoe UI" fo:font-size="12pt" fo:font-weight="bold" officeooo:rsid="000e9f0c" officeooo:paragraph-rsid="000e9f0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Segoe UI" fo:font-size="12pt" fo:font-weight="normal" officeooo:rsid="000b37fa" officeooo:paragraph-rsid="000b37f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egoe UI" fo:font-size="12pt" fo:font-weight="normal" officeooo:rsid="000e9f0c" officeooo:paragraph-rsid="000e9f0c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Segoe UI" fo:font-size="12pt" officeooo:rsid="000ca8ea" officeooo:paragraph-rsid="000ca8ea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12pt" officeooo:rsid="000ca8ea" officeooo:paragraph-rsid="000ca8ea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color="#ffffff" loext:opacity="100%" style:font-name="Segoe UI" fo:font-size="12pt" fo:font-weight="bold" officeooo:rsid="000ca8ea" officeooo:paragraph-rsid="000ca8ea" style:font-size-asian="10.5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ffffff" loext:opacity="100%" style:font-name="Miriam Mono CLM" fo:font-size="12pt" fo:font-weight="bold" officeooo:rsid="000e9f0c" officeooo:paragraph-rsid="000e9f0c" style:font-size-asian="10.5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font-name="Miriam Mono CLM" fo:font-size="28pt" fo:font-weight="bold" officeooo:rsid="000e9f0c" officeooo:paragraph-rsid="000e9f0c" style:font-size-asian="28pt" style:font-weight-asian="bold" style:font-size-complex="2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Miriam Mono CLM" fo:font-size="12pt" fo:font-weight="bold" officeooo:rsid="000e9f0c" officeooo:paragraph-rsid="000e9f0c" style:font-size-asian="10.5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Miriam Mono CLM" fo:font-size="11pt" fo:font-weight="bold" officeooo:rsid="000e9f0c" officeooo:paragraph-rsid="000e9f0c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f6ca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ca8ea"/>
    </style:style>
    <style:style style:name="T5" style:family="text">
      <style:text-properties fo:color="#bf0041" loext:opacity="100%"/>
    </style:style>
    <style:style style:name="T6" style:family="text">
      <style:text-properties fo:color="#ffffff" loext:opacity="100%"/>
    </style:style>
    <style:style style:name="T7" style:family="text">
      <style:text-properties fo:color="#3465a4" loext:opacity="100%"/>
    </style:style>
    <style:style style:name="T8" style:family="text">
      <style:text-properties fo:color="#b4c7dc" loext:opacity="100%"/>
    </style:style>
    <style:style style:name="T9" style:family="text">
      <style:text-properties fo:color="#5983b0" loext:opacity="100%"/>
    </style:style>
    <style:style style:name="T10" style:family="text">
      <style:text-properties fo:color="#81d41a" loext:opacity="100%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color="#395511" loext:opacity="100%"/>
    </style:style>
    <style:style style:name="T13" style:family="text">
      <style:text-properties officeooo:rsid="000ff6ca"/>
    </style:style>
    <style:style style:name="T14" style:family="text">
      <style:text-properties fo:font-size="20pt" fo:font-weight="bold" officeooo:rsid="000ff6ca" style:font-size-asian="20pt" style:font-weight-asian="bold" style:font-size-complex="20pt" style:font-weight-complex="bold"/>
    </style:style>
    <style:style style:name="T15" style:family="text">
      <style:text-properties fo:font-size="12pt" officeooo:rsid="000ff6ca" style:font-size-asian="10.5pt" style:font-size-complex="12pt"/>
    </style:style>
    <style:style style:name="T16" style:family="text">
      <style:text-properties officeooo:rsid="0011f4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SON</text:p>
      <text:p text:style-name="P1"/>
      <text:p text:style-name="P2"><text:span text:style-name="T1"><text:tab/>Formato</text:span> de texto simples usado para <text:span text:style-name="T1">trocar dados</text:span> entre <text:span text:style-name="T1">diferentes sistemas</text:span>.</text:p>
      <text:p text:style-name="P2"/>
      <text:p text:style-name="P3">Porque é popular?</text:p>
      <text:p text:style-name="P1"><text:tab/></text:p>
      <text:p text:style-name="P1"><text:tab/><text:span text:style-name="T3">Na Web, a maioria das requisições e suas respostas viajam como texto simples, ou seja, sem codificações especiais.</text:span></text:p>
      <text:p text:style-name="P1"><text:span text:style-name="T3"><text:tab/>JSON, por ser uma string, é um formato ideal para a transmissão de informações entre sites e apps web. Especialmente considerando que o JS esta presente na maioria dos navegadores.</text:span></text:p>
      <text:p text:style-name="P1"><text:span text:style-name="T3"><text:tab/>Outra vantagem é que qualquer linguagem de programação pode interpretá-lo com facilidade.</text:span></text:p>
      <text:p text:style-name="P1"><text:span text:style-name="T3"/></text:p>
      <text:p text:style-name="P3">Objeto Liteal e JSON -Estrutura</text:p>
      <text:p text:style-name="P6"/>
      <text:p text:style-name="P9"><text:tab/>JavaScript Object Notation (JSON), como seu nome indica ele é muito similiar ao obejeto literal que conhecemos. <text:span text:style-name="T4">Vejamos as diferenças:</text:span></text:p>
      <text:p text:style-name="P9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13">OBJETO LITERAL</text:p>
          </table:table-cell>
          <table:table-cell table:style-name="Tabela1.B1" office:value-type="string">
            <text:p text:style-name="P13">JSON</text:p>
          </table:table-cell>
        </table:table-row>
        <table:table-row table:style-name="TableLine2918812060128">
          <table:table-cell table:style-name="Tabela1.A5" office:value-type="string">
            <text:p text:style-name="P12">Admite aspas simples e duplas</text:p>
          </table:table-cell>
          <table:table-cell table:style-name="Tabela1.B5" office:value-type="string">
            <text:p text:style-name="P12">Apenas aspas duplas são aceitas</text:p>
          </table:table-cell>
        </table:table-row>
        <table:table-row table:style-name="TableLine2918812060128">
          <table:table-cell table:style-name="Tabela1.A5" office:value-type="string">
            <text:p text:style-name="P12">As Chaves do Objeto não usam aspas</text:p>
          </table:table-cell>
          <table:table-cell table:style-name="Tabela1.B5" office:value-type="string">
            <text:p text:style-name="P12">As chaves deve estar entre aspas</text:p>
          </table:table-cell>
        </table:table-row>
        <table:table-row table:style-name="TableLine2918812060128">
          <table:table-cell table:style-name="Tabela1.A5" office:value-type="string">
            <text:p text:style-name="P12">Podemos escrever métodos</text:p>
          </table:table-cell>
          <table:table-cell table:style-name="Tabela1.B5" office:value-type="string">
            <text:p text:style-name="P12">Não suporta metodos, apenas propriedades e valores</text:p>
          </table:table-cell>
        </table:table-row>
        <table:table-row table:style-name="TableLine2918812060128">
          <table:table-cell table:style-name="Tabela1.A5" office:value-type="string">
            <text:p text:style-name="P12">Recomenda-se colocar uma vírgula na última propriedade</text:p>
          </table:table-cell>
          <table:table-cell table:style-name="Tabela1.B5" office:value-type="string">
            <text:p text:style-name="P12">Nã<text:span text:style-name="T16">o</text:span> podemos colocar uma virgula no último elemento</text:p>
          </table:table-cell>
        </table:table-row>
      </table:table>
      <text:p text:style-name="P9"/>
      <text:p text:style-name="P7">Vejamos um codigo <text:s/>de exemplo de conversão:</text:p>
      <text:p text:style-name="P7"/>
      <table:table table:name="Tabela2" table:style-name="Tabela2">
        <table:table-column table:style-name="Tabela2.A" table:number-columns-repeated="2"/>
        <table:table-row table:style-name="Tabela2.1">
          <table:table-cell table:style-name="Tabela2.A1" office:value-type="string">
            <text:p text:style-name="P13">JS</text:p>
          </table:table-cell>
          <table:table-cell table:style-name="Tabela2.B1" office:value-type="string">
            <text:p text:style-name="P13">JSON</text:p>
          </table:table-cell>
        </table:table-row>
        <table:table-row table:style-name="TableLine2918435856048">
          <table:table-cell table:style-name="Tabela2.A2" office:value-type="string">
            <text:p text:style-name="P11">{</text:p>
            <text:p text:style-name="P11"><text:s text:c="5"/>texto: ‘Meu texto’,</text:p>
            <text:p text:style-name="P11"><text:s text:c="5"/>numero: 16,</text:p>
            <text:p text:style-name="P11"><text:s text:c="5"/>array: [‘um’, ‘dois’]</text:p>
            <text:p text:style-name="P11"><text:s text:c="5"/>booleano: true,</text:p>
            <text:p text:style-name="P11"><text:s text:c="5"/>metodo(): {return ‘Olá!’},</text:p>
            <text:p text:style-name="P11">}<text:line-break/></text:p>
            <text:p text:style-name="P12"/>
          </table:table-cell>
          <table:table-cell table:style-name="Tabela2.B2" office:value-type="string">
            <text:p text:style-name="P11">{</text:p>
            <text:p text:style-name="P11"><text:s text:c="5"/>“texto”: “Meu texto”,</text:p>
            <text:p text:style-name="P11"><text:s text:c="5"/>“numero”: 16,</text:p>
            <text:p text:style-name="P11"><text:s text:c="5"/>“array”: [‘um’, ‘dois’]</text:p>
            <text:p text:style-name="P11"><text:s text:c="5"/>“booleano”: true</text:p>
            <text:p text:style-name="P11"><text:s text:c="5"/><text:span text:style-name="T1">//JSON NÃO SUPORTA MÉTODOS</text:span></text:p>
            <text:p text:style-name="P11">}</text:p>
          </table:table-cell>
        </table:table-row>
      </table:table>
      <text:p text:style-name="P7"/>
      <text:p text:style-name="P7"/>
      <text:p text:style-name="P4"><text:soft-page-break/>JSON.parse( )</text:p>
      <text:p text:style-name="P8"/>
      <text:p text:style-name="P10">Converte um texto em formato JSON ao tipo de dado equivalente em JS. Ela <text:span text:style-name="T1">recebe </text:span>uma string de texto em formato <text:span text:style-name="T1">JSON</text:span> e <text:span text:style-name="T1">devolve</text:span> o mesmo dado que recebeu em formato <text:span text:style-name="T1">JavaScript. </text:span>Vejamos um exemplo:</text:p>
      <text:p text:style-name="P10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5">{}</text:p>
          </table:table-cell>
          <table:table-cell table:style-name="Tabela3.B1" office:value-type="string">
            <text:p text:style-name="P17"><text:span text:style-name="T5">let</text:span> <text:span text:style-name="T6">dadosJson</text:span> <text:span text:style-name="T9">=</text:span> <text:span text:style-name="T10">‘</text:span><text:span text:style-name="T12">{“cidade”: “São Paulo”, “bairro”:”Morumbi”}’</text:span><text:span text:style-name="T6">;</text:span></text:p>
            <text:p text:style-name="P17"><text:span text:style-name="T5">let</text:span> <text:span text:style-name="T6">dadosConvertidos</text:span> <text:span text:style-name="T6">=</text:span> <text:span text:style-name="T9">JSON</text:span><text:span text:style-name="T6">.</text:span><text:span text:style-name="T5">parse</text:span><text:span text:style-name="T6">(dadosJson);</text:span></text:p>
            <text:p text:style-name="P17"/>
            <text:p text:style-name="P17"><text:span text:style-name="T9">console</text:span><text:span text:style-name="T6">.</text:span><text:span text:style-name="T5">log</text:span> <text:span text:style-name="T6">(dadosConvertidos);</text:span></text:p>
            <text:p text:style-name="P16"/>
            <text:p text:style-name="P14">// Será visto no console um objeto literal</text:p>
            <text:p text:style-name="P14">//{ cidade: ‘São Paulo’ , bairro: ‘Morumbi }</text:p>
          </table:table-cell>
        </table:table-row>
      </table:table>
      <text:p text:style-name="P10"/>
      <text:p text:style-name="P10"><text:span text:style-name="T1"><text:tab/></text:span><text:span text:style-name="T2"><text:tab/></text:span></text:p>
      <text:p text:style-name="P5"><text:span text:style-name="T2">JSON.stringify( )</text:span></text:p>
      <text:p text:style-name="P5"><text:span text:style-name="T14"/></text:p>
      <text:p text:style-name="P5"><text:span text:style-name="T15">Faz o contrario do anterior, ou seja converte JS e JSON.</text:span></text:p>
      <text:p text:style-name="P5"><text:span text:style-name="T15"/></text:p>
      <text:p text:style-name="P5"><text:span text:style-name="T1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Miriam Mono CLM" svg:font-family="'Miriam Mono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3T01:44:07.571000000</meta:creation-date>
    <dc:date>2021-07-13T02:33:39.927000000</dc:date>
    <meta:editing-duration>PT7M27S</meta:editing-duration>
    <meta:editing-cycles>1</meta:editing-cycles>
    <meta:document-statistic meta:table-count="3" meta:image-count="0" meta:object-count="0" meta:page-count="2" meta:paragraph-count="47" meta:word-count="271" meta:character-count="1774" meta:non-whitespace-character-count="1488"/>
    <meta:generator>LibreOffice/7.1.4.2$Windows_X86_64 LibreOffice_project/a529a4fab45b75fefc5b6226684193eb000654f6</meta:generator>
  </office:meta>
</office:document-meta>
</file>